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BA000001A71BCAFEEFAB13F0C4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99" draw:opacity="0%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/>
    </style:style>
    <style:style style:name="gr5" style:family="graphic">
      <style:graphic-properties draw:stroke="none" draw:stroke-dash="Ultrafine_20_2_20_Dots_20_3_20_Dashes" svg:stroke-width="0.254cm" draw:fill-color="#ffff99" draw:opacity="0%" draw:textarea-horizontal-align="center" draw:textarea-vertical-align="middle" fo:padding-top="0.123cm" fo:padding-bottom="0.123cm" fo:padding-left="0.123cm" fo:padding-right="0.123cm" draw:shadow-opacity="0%" style:run-through="foreground"/>
    </style:style>
    <style:style style:name="gr6" style:family="graphic">
      <style:graphic-properties draw:stroke="none" draw:stroke-dash="Ultrafine_20_2_20_Dots_20_3_20_Dashes" svg:stroke-width="0.254cm" draw:fill-color="#ffff99" draw:opacity="0%" draw:textarea-horizontal-align="center" draw:textarea-vertical-align="middle" fo:padding-top="0.125cm" fo:padding-bottom="0.125cm" fo:padding-left="0.125cm" fo:padding-right="0.125cm" draw:shadow-opacity="0%" style:run-through="foreground"/>
    </style:style>
    <style:style style:name="gr7" style:family="graphic">
      <style:graphic-properties draw:stroke="none" draw:stroke-dash="Ultrafine_20_2_20_Dots_20_3_20_Dashes" svg:stroke-width="0.305cm" draw:fill-color="#ffff99" draw:opacity="0%" draw:textarea-horizontal-align="center" draw:textarea-vertical-align="middle" fo:padding-top="0.148cm" fo:padding-bottom="0.148cm" fo:padding-left="0.148cm" fo:padding-right="0.148cm" draw:shadow-opacity="0%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name="Shape1" draw:style-name="gr3"><draw:g draw:style-name="gr4"><draw:g draw:style-name="gr4"><draw:rect draw:style-name="gr5" draw:text-style-name="P4" svg:width="8.923cm" svg:height="11.401cm" svg:x="9.629cm" svg:y="12.858cm"><text:p/></draw:rect></draw:g></draw:g><draw:g draw:style-name="gr4"><draw:rect draw:style-name="gr6" draw:text-style-name="P4" svg:width="8.923cm" svg:height="11.896cm" svg:x="9.65cm" svg:y="-1.02cm"><text:p/></draw:rect><draw:rect draw:style-name="gr7" draw:text-style-name="P4" svg:width="8.944cm" svg:height="11.896cm" svg:x="-0.78cm" svg:y="-1.02cm"><text:p/></draw:rect></draw:g></draw:g><draw:frame text:anchor-type="paragraph" draw:z-index="1" draw:name="Shape3" draw:style-name="gr2" draw:text-style-name="P3" svg:width="5.926cm" svg:height="2.225cm" draw:transform="rotate (-3.14159265358979) translate (6.49111111111111cm 5.96547222222222cm)"><draw:text-box><text:p><text:span text:style-name="T1">Glad yall still alive!</text:span></text:p></draw:text-box></draw:frame><draw:frame text:anchor-type="paragraph" draw:z-index="2" draw:name="Shape4" draw:style-name="gr1" draw:text-style-name="P3" svg:width="5.926cm" svg:height="2.186cm" draw:transform="rotate (-3.14159265358979) translate (17.1890972222222cm 6.13833333333333cm)"><draw:text-box><text:p text:style-name="P2"><text:span text:style-name="T1">Sorry I gave you COVID</text:span></text:p></draw:text-box></draw:frame><draw:frame text:anchor-type="paragraph" draw:z-index="4" draw:name="Shape4_0" draw:style-name="gr1" draw:text-style-name="P3" svg:width="5.926cm" svg:height="2.186cm" draw:transform="rotate (-3.14159265358979) translate (17.1890972222222cm 6.13833333333333cm)"><draw:text-box><text:p text:style-name="P2"><text:span text:style-name="T1">Sorry I gave </text:span><text:span text:style-name="T1">you COVID</text:span></text:p></draw:text-box></draw:frame><draw:frame draw:style-name="fr1" draw:name="Image1" text:anchor-type="char" svg:x="5.609cm" svg:y="14.744cm" svg:width="13.548cm" svg:height="5.516cm" draw:z-index="3" draw:transform="translate (-12.383cm -17.502cm) rotate (4.71238898038469) translate (12.383cm 17.502cm)"><draw:image xlink:href="Pictures/10000000000004BA000001A71BCAFEEFAB13F0C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ffffff" draw:end-color="#000080" draw:start-intensity="100%" draw:end-intensity="100%" draw:angle="45deg" draw:border="0%"/>
    <draw:fill-image draw:name="Bitmap_20_1" draw:display-name="Bitmap 1" xlink:href="Pictures/10000000000004BA000001A71BCAFEEFAB13F0C4.jpg" xlink:type="simple" xlink:show="embed" xlink:actuate="onLoad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19:54:28.370974551</meta:creation-date>
    <meta:editing-duration>P0D</meta:editing-duration>
    <meta:editing-cycles>1</meta:editing-cycles>
    <meta:generator>LibreOffice/7.0.4.2$Linux_X86_64 LibreOffice_project/00$Build-2</meta:generator>
    <dc:description>Created by Peter Glaser    2/76/09 for use in OpenOffice</dc:description>
    <dc:subject>Birthday Card</dc:subject>
    <dc:title>Birthday Card</dc:title>
    <meta:keyword>birthday</meta:keyword>
    <meta:print-date>2021-12-20T19:59:47.392590928</meta:print-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License">&lt;a href="http://www.openoffice.org/licenses/BSD.pdf"&gt;BSD&lt;/a&gt;</meta:user-defined>
  </office:meta>
</office:document-meta>
</file>